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2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6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6733149403921484376" text:style-name="L1">
        <text:list-item>
          <text:p text:style-name="P13">10:09 <text:s/>uphill</text:p>
        </text:list-item>
        <text:list-item>
          <text:p text:style-name="P13"><text:s text:c="2"/>8:49 <text:s/>downhill</text:p>
        </text:list-item>
        <text:list-item>
          <text:p text:style-name="P13"><text:s text:c="2"/>8:05 <text:s/>downhill</text:p>
        </text:list-item>
        <text:list-item>
          <text:p text:style-name="P13">10:37 <text:s/>uphill</text:p>
        </text:list-item>
        <text:list-item>
          <text:p text:style-name="P13"><text:s text:c="2"/>9:48 <text:s/>uphill</text:p>
        </text:list-item>
        <text:list-item>
          <text:p text:style-name="P13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3409083965981553229" text:style-name="L2">
        <text:list-item>
          <text:p text:style-name="P15">1:42.3 <text:tab/>5. <text:s/>1:39.6</text:p>
        </text:list-item>
      </text:list>
      <text:list xml:id="list6257237478959649194" text:style-name="L3">
        <text:list-item>
          <text:p text:style-name="P16">1:43.3<text:tab/><text:tab/>6. <text:s/>1:38.3</text:p>
        </text:list-item>
        <text:list-item>
          <text:p text:style-name="P16">1:46.0<text:tab/><text:tab/>7. <text:s/>1:39.1</text:p>
        </text:list-item>
        <text:list-item>
          <text:p text:style-name="P16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5598412531336848212" text:style-name="L4">
        <text:list-item>
          <text:p text:style-name="P14">9:58<text:tab/><text:tab/>124</text:p>
        </text:list-item>
        <text:list-item>
          <text:p text:style-name="P14">9:59<text:tab/><text:tab/>130 </text:p>
        </text:list-item>
        <text:list-item>
          <text:p text:style-name="P14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1"><text:soft-page-break/><text:span text:style-name="T2">Sat 8/27/16:</text:span> 4.5 miles</text:p>
      <text:p text:style-name="P12">I ran 3 miles in 30 minutes and then walked a half mile in 9 minutes. <text:s/>Later I cycled 3 miles which I take to be equivalent to <text:s/>1 mile of running.</text:p>
      <text:p text:style-name="P12"/>
      <text:p text:style-name="P11"><text:span text:style-name="T2">Sun 8/28/16:</text:span> 3.5 miles</text:p>
      <text:p text:style-name="P12">I ran 3 miles in 29:40 and then walked a half mile in 8 minutes. </text:p>
      <text:p text:style-name="P12"/>
      <text:p text:style-name="P12">Mon 8/29/16:<text:span text:style-name="T1"> 4 miles</text:span></text:p>
      <text:p text:style-name="P12">I walked ½ mile, ran and walked 3 miles in 37:30 and then walked a ½ mile in 8 minutes. <text:s text:c="2"/>While running and walking 3 miles I ran ¼ mile and walked ¼ mile and then repeated 5 more times until I covered 3 miles. </text:p>
      <text:p text:style-name="P12"/>
      <text:p text:style-name="P12">Tues 8/30/16: <text:span text:style-name="T1">3.5 miles</text:span></text:p>
      <text:p text:style-name="P12">I ran ¾ of a mile, walked ¼ of a mile and then repeated 2 more times until I covered 3 miles in 32:50. <text:s/>Then I walked a half mile in 8 minutes. </text:p>
      <text:p text:style-name="P12"/>
      <text:p text:style-name="P12">Wed 8/31/16: <text:span text:style-name="T1">4.5 miles</text:span></text:p>
      <text:p text:style-name="P12">I ran 4 miles on flat paths in 39:40. <text:s/>Then I walked ½ mile in 8:45.</text:p>
      <text:p text:style-name="P12"/>
      <text:p text:style-name="P12">Thur 9/1/16: <text:s/><text:span text:style-name="T1">4.5 miles</text:span></text:p>
      <text:p text:style-name="P12">I ran 4 miles on flat paths in 36:30. <text:s/>Then I walked ½ mile in </text:p>
      <text:p text:style-name="P12">8:00.</text:p>
      <text:p text:style-name="P12"/>
      <text:p text:style-name="P12">Fri 9/2/16: <text:s/>5<text:span text:style-name="T1">.5 miles</text:span></text:p>
      <text:p text:style-name="P12">I ran 5 miles on flat paths in 45:00. <text:s/>Then I warmed down with a <text:s/>½ mile jog.</text:p>
      <text:p text:style-name="P10"/>
      <text:p text:style-name="P10">30 miles in the last week</text:p>
      <text:p text:style-name="P10"><text:soft-page-break/><text:span text:style-name="T2">Sat 9/3/16:</text:span> 4 miles</text:p>
      <text:p text:style-name="P9">1 mile in about 10:00</text:p>
      <text:p text:style-name="P9">rest 14 minutes</text:p>
      <text:p text:style-name="P9">1 mile in about <text:s/>9:00</text:p>
      <text:p text:style-name="P9">rest 5 minutes</text:p>
      <text:p text:style-name="P9">I ran ¼ mile, walked ¼ mile and repeated until I covered 2 miles in about 25:00.</text:p>
      <text:p text:style-name="P9"/>
      <text:p text:style-name="P9">Sun 9/4/16: <text:span text:style-name="T1">3.5 miles</text:span></text:p>
      <text:p text:style-name="P9">I ran 3 miles in 29:02, rested a few minutes and walked ½ mile in about 8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04T10:51:48.16</dc:date>
    <dc:creator>James Lombardi</dc:creator>
    <meta:editing-duration>PT19H3M41S</meta:editing-duration>
    <meta:editing-cycles>152</meta:editing-cycles>
    <meta:document-statistic meta:table-count="0" meta:image-count="0" meta:object-count="0" meta:page-count="8" meta:paragraph-count="143" meta:word-count="1589" meta:character-count="7764"/>
  </office:meta>
</office:document-meta>
</file>